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IPAPGothic1" svg:font-family="IPAPGothic" style:font-adornments="Bold" style:font-family-generic="swiss" style:font-pitch="variable"/>
    <style:font-face style:name="IPAPGothic" svg:font-family="IPAPGothic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body>
    <office:text>
      <text:variable-decls>
        <text:variable-decl office:value-type="string" text:name="week"/>
        <text:variable-decl office:value-type="string" text:name="weather"/>
        <text:variable-decl office:value-type="string" text:name="my_test_title"/>
        <text:variable-decl office:value-type="string" text:name="my_title"/>
        <text:variable-decl office:value-type="float" text:name="my_figure"/>
        <text:variable-decl office:value-type="date" text:name="my_date"/>
        <text:variable-decl office:value-type="float" text:name="my_float"/>
        <text:variable-decl office:value-type="string" text:name="my_string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rst Line with Text variable <text:variable-set text:name="my_string" office:value-type="string">Title</text:variable-set></text:p>
      <text:p text:style-name="Standard">Second line with Integer variable <text:variable-set text:name="my_figure" office:value-type="float" office:value="34" style:data-style-name="N1">34</text:variable-set></text:p>
      <text:p text:style-name="Standard">Third line with float variable <text:variable-set text:name="my_float" office:value-type="float" office:value="0.23" style:data-style-name="N2">0.23</text:variable-set></text:p>
      <text:p text:style-name="Standard">Fourth line with Date variable <text:variable-set text:name="my_date" text:formula="ooow:36525.345" office:value-type="date" office:date-value="1999-12-31T08:16:48" style:data-style-name="N51">31/12/1999 08:16:48</text:variable-set></text:p>
      <text:p text:style-name="Standard"/>
      <text:p text:style-name="Standard"><text:variable-get text:name="my_date" office:value-type="date" style:data-style-name="N75">31 Dec 1999</text:variable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IPAPGothic1" svg:font-family="IPAPGothic" style:font-adornments="Bold" style:font-family-generic="swiss" style:font-pitch="variable"/>
    <style:font-face style:name="IPAPGothic" svg:font-family="IPAPGothic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fo:language="en" fo:country="GB" style:font-name-asian="IPAPGothic" style:font-size-asian="10.5pt" style:language-asian="zxx" style:country-asian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5f_head" style:display-name="table_head" style:family="paragraph" style:parent-style-name="Table_20_Heading" style:class="text">
      <style:text-properties style:font-name="IPAPGothic" fo:font-size="10pt" fo:language="en" fo:country="GB" fo:font-weight="normal" style:font-name-asian="IPAPGothic1" style:font-size-asian="10pt" style:language-asian="ja" style:country-asian="JP" style:font-weight-asian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-title" style:family="paragraph" style:parent-style-name="Heading">
      <style:paragraph-properties fo:text-align="center" style:justify-single-word="false"/>
      <style:text-properties style:font-name="IPAPGothic" fo:font-size="22pt" style:font-name-asian="IPAPGothic" style:font-size-asian="22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-content-big" style:family="paragraph" style:parent-style-name="Table_20_Contents" style:auto-update="true">
      <style:text-properties fo:font-size="36pt" style:font-size-asian="10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rame-top" style:family="graphic" style:parent-style-name="Frame">
      <style:graphic-properties text:anchor-type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3-30T12:02:17</meta:creation-date>
    <meta:generator>OpenOffice.org/3.2$Unix OpenOffice.org_project/320m12$Build-9483</meta:generator>
    <dc:date>2010-12-15T11:15:23</dc:date>
    <meta:editing-duration>PT190H35M10S</meta:editing-duration>
    <meta:editing-cycles>134</meta:editing-cycles>
    <dc:creator>Nicolas Delaby</dc:creator>
    <meta:document-statistic meta:table-count="0" meta:image-count="0" meta:object-count="0" meta:page-count="1" meta:paragraph-count="5" meta:word-count="26" meta:character-count="173"/>
    <meta:user-defined meta:name="Info 1"/>
    <meta:user-defined meta:name="Info 2"/>
    <meta:user-defined meta:name="Info 3"/>
    <meta:user-defined meta:name="Info 4"/>
  </office:meta>
</office:document-meta>
</file>